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7.692cm" fo:margin-left="0.302cm" fo:margin-top="0cm" fo:margin-bottom="0cm" table:align="left" style:writing-mode="lr-tb"/>
    </style:style>
    <style:style style:name="Tableau6.A" style:family="table-column">
      <style:table-column-properties style:column-width="4.688cm"/>
    </style:style>
    <style:style style:name="Tableau6.B" style:family="table-column">
      <style:table-column-properties style:column-width="13.003cm"/>
    </style:style>
    <style:style style:name="Tableau6.1" style:family="table-row">
      <style:table-row-properties fo:keep-together="auto"/>
    </style:style>
    <style:style style:name="Tableau6.A1" style:family="table-cell">
      <style:table-cell-properties fo:background-color="#f2f2f2" fo:padding-left="0.199cm" fo:padding-right="0.191cm" fo:padding-top="0cm" fo:padding-bottom="0cm" fo:border="0.5pt solid #00000a">
        <style:background-image/>
      </style:table-cell-properties>
    </style:style>
    <style:style style:name="Tableau6.A2" style:family="table-cell">
      <style:table-cell-properties fo:padding-left="0.199cm" fo:padding-right="0.191cm" fo:padding-top="0cm" fo:padding-bottom="0cm" fo:border="0.5pt solid #00000a"/>
    </style:style>
    <style:style style:name="Tableau6.B2" style:family="table-cell">
      <style:table-cell-properties fo:padding-left="0.199cm" fo:padding-right="0.191cm" fo:padding-top="0cm" fo:padding-bottom="0cm" fo:border="0.5pt solid #00000a"/>
    </style:style>
    <style:style style:name="Tableau6.A3" style:family="table-cell">
      <style:table-cell-properties fo:padding-left="0.199cm" fo:padding-right="0.191cm" fo:padding-top="0cm" fo:padding-bottom="0cm" fo:border-left="0.5pt solid #00000a" fo:border-right="0.5pt solid #00000a" fo:border-top="none" fo:border-bottom="0.5pt solid #00000a"/>
    </style:style>
    <style:style style:name="Tableau6.B3" style:family="table-cell">
      <style:table-cell-properties fo:padding-left="0.199cm" fo:padding-right="0.191cm" fo:padding-top="0cm" fo:padding-bottom="0cm" fo:border-left="0.5pt solid #00000a" fo:border-right="0.5pt solid #00000a" fo:border-top="none" fo:border-bottom="0.5pt solid #00000a"/>
    </style:style>
    <style:style style:name="Tableau6.A4" style:family="table-cell">
      <style:table-cell-properties fo:padding-left="0.199cm" fo:padding-right="0.191cm" fo:padding-top="0cm" fo:padding-bottom="0cm" fo:border="0.5pt solid #00000a"/>
    </style:style>
    <style:style style:name="Tableau6.B4" style:family="table-cell">
      <style:table-cell-properties fo:padding-left="0.199cm" fo:padding-right="0.191cm" fo:padding-top="0cm" fo:padding-bottom="0cm" fo:border="0.5pt solid #00000a"/>
    </style:style>
    <style:style style:name="Tableau6.A5" style:family="table-cell">
      <style:table-cell-properties fo:padding-left="0.199cm" fo:padding-right="0.191cm" fo:padding-top="0cm" fo:padding-bottom="0cm" fo:border="0.5pt solid #00000a"/>
    </style:style>
    <style:style style:name="Tableau6.B5" style:family="table-cell">
      <style:table-cell-properties fo:padding-left="0.199cm" fo:padding-right="0.191cm" fo:padding-top="0cm" fo:padding-bottom="0cm" fo:border="0.5pt solid #00000a"/>
    </style:style>
    <style:style style:name="Tableau6.A6" style:family="table-cell">
      <style:table-cell-properties fo:padding-left="0.199cm" fo:padding-right="0.191cm" fo:padding-top="0cm" fo:padding-bottom="0cm" fo:border="0.5pt solid #00000a"/>
    </style:style>
    <style:style style:name="Tableau6.B6" style:family="table-cell">
      <style:table-cell-properties fo:padding-left="0.199cm" fo:padding-right="0.191cm" fo:padding-top="0cm" fo:padding-bottom="0cm" fo:border="0.5pt solid #00000a"/>
    </style:style>
    <style:style style:name="P1" style:family="paragraph" style:parent-style-name="Standard">
      <style:text-properties officeooo:rsid="00139589" officeooo:paragraph-rsid="00139589"/>
    </style:style>
    <style:style style:name="P2" style:family="paragraph" style:parent-style-name="Standard">
      <style:text-properties officeooo:rsid="00150d04" officeooo:paragraph-rsid="00150d04"/>
    </style:style>
    <style:style style:name="P3" style:family="paragraph" style:parent-style-name="Standard">
      <style:text-properties officeooo:rsid="0018e11b" officeooo:paragraph-rsid="0018e11b"/>
    </style:style>
    <style:style style:name="P4" style:family="paragraph" style:parent-style-name="Standard">
      <style:text-properties officeooo:rsid="0019ecd6" officeooo:paragraph-rsid="0019ecd6"/>
    </style:style>
    <style:style style:name="P5" style:family="paragraph" style:parent-style-name="Standard">
      <style:text-properties officeooo:rsid="001ba779" officeooo:paragraph-rsid="001ba779"/>
    </style:style>
    <style:style style:name="P6" style:family="paragraph" style:parent-style-name="Standard">
      <style:text-properties officeooo:rsid="001f09fd" officeooo:paragraph-rsid="001f09fd"/>
    </style:style>
    <style:style style:name="P7" style:family="paragraph" style:parent-style-name="Standard">
      <style:text-properties officeooo:rsid="00204371" officeooo:paragraph-rsid="00204371"/>
    </style:style>
    <style:style style:name="P8" style:family="paragraph" style:parent-style-name="Standard">
      <style:text-properties officeooo:rsid="00204371" officeooo:paragraph-rsid="002ded7e"/>
    </style:style>
    <style:style style:name="P9" style:family="paragraph" style:parent-style-name="Standard">
      <style:text-properties officeooo:rsid="0024105e" officeooo:paragraph-rsid="0024105e"/>
    </style:style>
    <style:style style:name="P10" style:family="paragraph" style:parent-style-name="Standard">
      <style:text-properties officeooo:rsid="0025f682" officeooo:paragraph-rsid="0025f682"/>
    </style:style>
    <style:style style:name="P11" style:family="paragraph" style:parent-style-name="Standard">
      <style:text-properties officeooo:rsid="00262209" officeooo:paragraph-rsid="00262209"/>
    </style:style>
    <style:style style:name="P12" style:family="paragraph" style:parent-style-name="Standard">
      <style:text-properties officeooo:rsid="0028e51a" officeooo:paragraph-rsid="0028e51a"/>
    </style:style>
    <style:style style:name="P13" style:family="paragraph" style:parent-style-name="Standard">
      <style:text-properties officeooo:rsid="002abf06" officeooo:paragraph-rsid="002abf06"/>
    </style:style>
    <style:style style:name="P14" style:family="paragraph" style:parent-style-name="Standard">
      <style:text-properties officeooo:rsid="002c4ca3" officeooo:paragraph-rsid="002c4ca3"/>
    </style:style>
    <style:style style:name="P15" style:family="paragraph" style:parent-style-name="Standard">
      <style:text-properties officeooo:rsid="002ce149" officeooo:paragraph-rsid="002ce149"/>
    </style:style>
    <style:style style:name="P16" style:family="paragraph" style:parent-style-name="Standard">
      <style:text-properties officeooo:rsid="002ce149" officeooo:paragraph-rsid="002da8d4"/>
    </style:style>
    <style:style style:name="P17" style:family="paragraph" style:parent-style-name="Standard">
      <style:text-properties officeooo:rsid="00336092" officeooo:paragraph-rsid="00336092"/>
    </style:style>
    <style:style style:name="P18" style:family="paragraph" style:parent-style-name="Standard">
      <style:text-properties officeooo:rsid="00349b68" officeooo:paragraph-rsid="00349b68"/>
    </style:style>
    <style:style style:name="P19" style:family="paragraph" style:parent-style-name="Standard">
      <style:text-properties officeooo:rsid="003648d4" officeooo:paragraph-rsid="003648d4"/>
    </style:style>
    <style:style style:name="P20" style:family="paragraph" style:parent-style-name="Standard">
      <style:text-properties officeooo:rsid="0038c070" officeooo:paragraph-rsid="0038c070"/>
    </style:style>
    <style:style style:name="P21" style:family="paragraph" style:parent-style-name="Standard">
      <style:text-properties officeooo:rsid="003930d7" officeooo:paragraph-rsid="003930d7"/>
    </style:style>
    <style:style style:name="P22" style:family="paragraph" style:parent-style-name="Standard">
      <style:text-properties fo:font-weight="bold" officeooo:rsid="00139589" officeooo:paragraph-rsid="00139589" style:font-weight-asian="bold" style:font-weight-complex="bold"/>
    </style:style>
    <style:style style:name="P23" style:family="paragraph" style:parent-style-name="Standard">
      <style:text-properties fo:font-weight="bold" officeooo:rsid="00150d04" officeooo:paragraph-rsid="00150d04" style:font-weight-asian="bold" style:font-weight-complex="bold"/>
    </style:style>
    <style:style style:name="P24" style:family="paragraph" style:parent-style-name="Standard">
      <style:text-properties officeooo:rsid="003aa4db" officeooo:paragraph-rsid="003aa4db"/>
    </style:style>
    <style:style style:name="P2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2da8d4" style:font-weight-asian="bold"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rsid="002eca2f" officeooo:paragraph-rsid="002eca2f" style:font-weight-asian="bold" style:font-weight-complex="bold"/>
    </style:style>
    <style:style style:name="P27" style:family="paragraph" style:parent-style-name="Standard">
      <style:paragraph-properties fo:margin-left="0.06cm" fo:margin-right="0cm" fo:margin-top="0cm" fo:margin-bottom="0cm" loext:contextual-spacing="false" fo:line-height="100%" fo:text-indent="0cm" style:auto-text-indent="false"/>
      <style:text-properties officeooo:paragraph-rsid="002eca2f"/>
    </style:style>
    <style:style style:name="P28" style:family="paragraph" style:parent-style-name="Standard">
      <style:paragraph-properties fo:margin-left="0.06cm" fo:margin-right="0cm" fo:margin-top="0cm" fo:margin-bottom="0cm" loext:contextual-spacing="false" fo:line-height="100%" fo:text-indent="0cm" style:auto-text-indent="false"/>
      <style:text-properties officeooo:rsid="002eca2f" officeooo:paragraph-rsid="002eca2f"/>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officeooo:paragraph-rsid="002eca2f"/>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officeooo:rsid="002eca2f" officeooo:paragraph-rsid="002eca2f"/>
    </style:style>
    <style:style style:name="P31" style:family="paragraph" style:parent-style-name="Heading_20_2" style:list-style-name="">
      <style:paragraph-properties fo:margin-top="0.353cm" fo:margin-bottom="0cm" loext:contextual-spacing="false" fo:line-height="115%" fo:text-align="center" style:justify-single-word="false"/>
      <style:text-properties officeooo:rsid="002da8d4" officeooo:paragraph-rsid="002da8d4"/>
    </style:style>
    <style:style style:name="T1" style:family="text">
      <style:text-properties officeooo:rsid="00150d04"/>
    </style:style>
    <style:style style:name="T2" style:family="text">
      <style:text-properties officeooo:rsid="0015cc96"/>
    </style:style>
    <style:style style:name="T3" style:family="text">
      <style:text-properties officeooo:rsid="0018e11b"/>
    </style:style>
    <style:style style:name="T4" style:family="text">
      <style:text-properties officeooo:rsid="001f09fd"/>
    </style:style>
    <style:style style:name="T5" style:family="text">
      <style:text-properties officeooo:rsid="002eca2f"/>
    </style:style>
    <style:style style:name="T6" style:family="text">
      <style:text-properties officeooo:rsid="002f880a"/>
    </style:style>
    <style:style style:name="T7" style:family="text">
      <style:text-properties officeooo:rsid="00303f2d"/>
    </style:style>
    <style:style style:name="T8" style:family="text">
      <style:text-properties officeooo:rsid="00349b68"/>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f09fd"/>
    </style:style>
    <style:style style:name="T11" style:family="text">
      <style:text-properties style:text-underline-style="solid" style:text-underline-width="auto" style:text-underline-color="font-color" officeooo:rsid="0018e11b"/>
    </style:style>
    <style:style style:name="T12" style:family="text">
      <style:text-properties style:text-underline-style="solid" style:text-underline-width="auto" style:text-underline-color="font-color" officeooo:rsid="00150d04"/>
    </style:style>
    <style:style style:name="T13" style:family="text">
      <style:text-properties style:text-underline-style="solid" style:text-underline-width="auto" style:text-underline-color="font-color" officeooo:rsid="0015cc96"/>
    </style:style>
    <style:style style:name="T14" style:family="text">
      <style:text-properties officeooo:rsid="003aa4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age de titre</text:p>
      <text:p text:style-name="P22">Sommaire</text:p>
      <text:p text:style-name="P22">1) Contexte et définition du problème</text:p>
      <text:p text:style-name="P4"><text:tab/><text:span text:style-name="T9">1.1) Explication du cadre du projet</text:span></text:p>
      <text:p text:style-name="P9"><text:tab/><text:tab/>Donner les informations nécessaire pour que l'auditeur puisse comprendre dans quel <text:tab/><text:tab/><text:tab/>context le projet à été réalisé (projet personnel, projet d'entreprise, projet <text:tab/><text:tab/><text:tab/><text:tab/>d'école, ...)</text:p>
      <text:p text:style-name="P4"><text:tab/><text:span text:style-name="T9">1.2) Ressources du projet</text:span></text:p>
      <text:p text:style-name="P9"><text:tab/><text:tab/>Donner les qualités des différentes ressources du projet (Chef de projet, client, équipe <text:tab/><text:tab/><text:tab/>projet, ...)</text:p>
      <text:p text:style-name="P1"/>
      <text:p text:style-name="P22">2) Objectifs</text:p>
      <text:p text:style-name="P10"><text:tab/>Indiquer l'objectif à atteindre (réalisation d'un site web, réalisation d'une application, ...)</text:p>
      <text:p text:style-name="P4"><text:tab/><text:span text:style-name="T9">2.1) Aspect obligatoire</text:span></text:p>
      <text:p text:style-name="P11"><text:tab/><text:tab/>Indiquer rapidement les critères de réussite du projet en terme de fonctionnalitées </text:p>
      <text:p text:style-name="P4"><text:tab/><text:span text:style-name="T9">2.2) Aspect optionnel</text:span></text:p>
      <text:p text:style-name="P11"><text:tab/><text:tab/>Indiquer rapidement l'ensembles des fonctionnalitées optionnelles du projet <text:tab/><text:tab/><text:tab/><text:tab/>(Attention toute fonctionnalitées non présente dans le projet final devra faire <text:tab/><text:tab/><text:tab/>l'objet d'une justification de votre part)</text:p>
      <text:p text:style-name="P4"><text:tab/><text:span text:style-name="T9">2.3) Dates du projet</text:span></text:p>
      <text:p text:style-name="P11"><text:tab/><text:tab/>Indiquer les dates de début et de fin du projet ainsi que les modalités de réunion dans <text:tab/><text:tab/>l'équipe et avec le client</text:p>
      <text:p text:style-name="P4"/>
      <text:p text:style-name="P22">3) Périmètre</text:p>
      <text:p text:style-name="P4"><text:tab/><text:span text:style-name="T9">3.1) Se qui va être fait</text:span></text:p>
      <text:p text:style-name="P12"><text:tab/><text:tab/>Indiquer les fonctionnalitées globales devant être réalisé dans le projet</text:p>
      <text:p text:style-name="P4"><text:tab/><text:span text:style-name="T9">3.2) Se qui ne sera pas fait</text:span></text:p>
      <text:p text:style-name="P12"><text:tab/><text:tab/>Indiquer les fonctionnalitées qui ne seront pas réaliser par l'équipe projet (exemple: si <text:tab/><text:tab/><text:tab/>le client fournit du code, un hébergement pour le site, ...)</text:p>
      <text:p text:style-name="P4"><text:tab/><text:span text:style-name="T9">3.3) Répartition des acteurs et de leurs tâches</text:span></text:p>
      <text:p text:style-name="P12"><text:tab/><text:tab/>Pour l'ensemble des acteurs du projet mettre en lumière les tâches qui leurs sont <text:tab/><text:tab/><text:tab/><text:tab/>confiées</text:p>
      <text:p text:style-name="P4"/>
      <text:p text:style-name="P22">4) Prestation externe</text:p>
      <text:p text:style-name="P5"><text:tab/><text:span text:style-name="T9">4.1) Présentation des prestataires</text:span></text:p>
      <text:p text:style-name="P13"><text:tab/><text:tab/>Présenter les sociétés ou les personnes prestataires (donner ses références)</text:p>
      <text:p text:style-name="P5"><text:tab/><text:span text:style-name="T9">4.2) Rôles des prestataires</text:span></text:p>
      <text:p text:style-name="P13"><text:tab/><text:tab/>Indiquer les tâches devant être réalisé par chacun des prestataires afin de mener le <text:tab/><text:tab/><text:tab/>projet à bien</text:p>
      <text:p text:style-name="P5"><text:tab/><text:span text:style-name="T9">4.3) Planing des prestataires</text:span></text:p>
      <text:p text:style-name="P13"><text:tab/><text:tab/>Indiquer les différentes dates de livraisons liées aux prestataires ainsi que le contenu <text:tab/><text:tab/><text:tab/>de leur prestation</text:p>
      <text:p text:style-name="P1"/>
      <text:p text:style-name="P1"/>
      <text:p text:style-name="P1"/>
      <text:p text:style-name="P1"/>
      <text:p text:style-name="P1"/>
      <text:p text:style-name="P1"/>
      <text:p text:style-name="P1"/>
      <text:p text:style-name="P1"/>
      <text:p text:style-name="P1"/>
      <text:p text:style-name="P1"/>
      <text:p text:style-name="P22"><text:soft-page-break/>5) Contenu du site</text:p>
      <text:p text:style-name="P1"><text:span text:style-name="T4"><text:tab/></text:span><text:span text:style-name="T10">5.1) Arborescence du site</text:span></text:p>
      <text:p text:style-name="P14"><text:tab/><text:tab/>Schématiser la hiérarchisation des pages du site</text:p>
      <text:p text:style-name="P6"><text:tab/><text:span text:style-name="T9">5.2) Plan de contenu</text:span></text:p>
      <text:p text:style-name="P14"><text:tab/><text:tab/>Indiquer pour chaque page du site le type de contenu qui sera présent sur cette page <text:tab/><text:tab/><text:tab/>en précisant un exemple</text:p>
      <text:p text:style-name="P6"><text:tab/><text:span text:style-name="T9">5.3) Flux de navigation</text:span></text:p>
      <text:p text:style-name="P14"><text:tab/><text:tab/>Indiquer les chemins type que l'utilisateur pourra suivre dans votre site (pour un site <text:tab/><text:tab/><text:tab/>e-commerce l'ensmble des chemins menant à la validation d'un achat est <text:tab/><text:tab/><text:tab/><text:tab/>obligatoire)</text:p>
      <text:p text:style-name="P6"/>
      <text:p text:style-name="P22">6) Description fonctionnelle</text:p>
      <text:p text:style-name="P15"><text:tab/>Détailler l'ensemble des fonctionnalitées devant être réalisé <text:span text:style-name="T6">avec le modèle suivant :</text:span></text:p>
      <text:p text:style-name="P16"/>
      <table:table table:name="Tableau6" table:style-name="Tableau6">
        <table:table-column table:style-name="Tableau6.A"/>
        <table:table-column table:style-name="Tableau6.B"/>
        <table:table-row table:style-name="Tableau6.1">
          <table:table-cell table:style-name="Tableau6.A1" table:number-columns-spanned="2" office:value-type="string">
            <text:h text:style-name="P31" text:outline-level="2"><text:bookmark-start text:name="_Toc447030646"/>N<text:bookmark-end text:name="_Toc447030646"/>om de la tâche</text:h>
          </table:table-cell>
          <table:covered-table-cell/>
        </table:table-row>
        <table:table-row table:style-name="Tableau6.1">
          <table:table-cell table:style-name="Tableau6.A2" office:value-type="string">
            <text:p text:style-name="P26">Identification</text:p>
          </table:table-cell>
          <table:table-cell table:style-name="Tableau6.B2" office:value-type="string">
            <text:p text:style-name="P28">Numéro de la tâche (présent dans l'outil de versionning)</text:p>
          </table:table-cell>
        </table:table-row>
        <table:table-row table:style-name="Tableau6.1">
          <table:table-cell table:style-name="Tableau6.A3" office:value-type="string">
            <text:p text:style-name="P25">Objectifs</text:p>
          </table:table-cell>
          <table:table-cell table:style-name="Tableau6.B3" office:value-type="string">
            <text:p text:style-name="P28">Finalité de la tâche</text:p>
          </table:table-cell>
        </table:table-row>
        <table:table-row table:style-name="Tableau6.1">
          <table:table-cell table:style-name="Tableau6.A4" office:value-type="string">
            <text:p text:style-name="P25">Description</text:p>
          </table:table-cell>
          <table:table-cell table:style-name="Tableau6.B4" office:value-type="string">
            <text:p text:style-name="P28">Description de se qui doit être réalisé</text:p>
          </table:table-cell>
        </table:table-row>
        <table:table-row table:style-name="Tableau6.1">
          <table:table-cell table:style-name="Tableau6.A5" office:value-type="string">
            <text:p text:style-name="P25">Contraintes</text:p>
          </table:table-cell>
          <table:table-cell table:style-name="Tableau6.B5" office:value-type="string">
            <text:p text:style-name="P28">Contrainte devant être réalisé pour pouvoir mettre en place la tâche</text:p>
          </table:table-cell>
        </table:table-row>
        <table:table-row table:style-name="Tableau6.1">
          <table:table-cell table:style-name="Tableau6.A6" office:value-type="string">
            <text:p text:style-name="P25">Niveau de priorité</text:p>
          </table:table-cell>
          <table:table-cell table:style-name="Tableau6.B6" office:value-type="string">
            <text:p text:style-name="P27"><text:span text:style-name="T5">Bas/</text:span>Moyenne/<text:span text:style-name="T5">Haute/Critique</text:span></text:p>
            <text:p text:style-name="P27"><text:span text:style-name="T5">Bas =&gt; tâches optionnelles</text:span></text:p>
            <text:p text:style-name="P29"><text:span text:style-name="T5">Moyenne =&gt; tâche devant être réalisé mais indépendante</text:span></text:p>
            <text:p text:style-name="P30">Haute =&gt; tâche dont dépend d'autre tâche</text:p>
            <text:p text:style-name="P30">Critique =&gt; tâche essentielle à la réalisation du projet</text:p>
          </table:table-cell>
        </table:table-row>
      </table:table>
      <text:p text:style-name="P8"><text:tab/></text:p>
      <text:p text:style-name="P8"><text:tab/><text:span text:style-name="T7">Les tâches peuvent être regroupé afin de faciliter la lecture et contenir une description pour <text:tab/><text:tab/>le groupe</text:span></text:p>
      <text:p text:style-name="P8"><text:tab/></text:p>
      <text:p text:style-name="P8"><text:tab/><text:span text:style-name="T9">6.1) Catégorie fonctionnalité 1</text:span></text:p>
      <text:p text:style-name="P7"><text:tab/><text:span text:style-name="T9">6.2) Catégorie fonctionnalité 2</text:span></text:p>
      <text:p text:style-name="P7"><text:tab/><text:span text:style-name="T9">6.X) Catégorie fonctionnalité X</text:span></text:p>
      <text:p text:style-name="P1"/>
      <text:p text:style-name="P22">7) Contraintes techniques</text:p>
      <text:p text:style-name="P1"><text:span text:style-name="T3"><text:tab/></text:span><text:span text:style-name="T11">7.1) Technologies autorisés</text:span></text:p>
      <text:p text:style-name="P17"><text:tab/><text:tab/>Liste des <text:span text:style-name="T8">différentes technologies autorisées </text:span></text:p>
      <text:p text:style-name="P3"><text:tab/><text:span text:style-name="T9">7.2) Technologies refusés</text:span></text:p>
      <text:p text:style-name="P18"><text:tab/><text:tab/>Liste des différentes technologies refusées</text:p>
      <text:p text:style-name="P3"><text:tab/><text:span text:style-name="T9">7.3) Technologie obligatoire</text:span></text:p>
      <text:p text:style-name="P18"><text:tab/><text:tab/>Liste des technologies devant être mise en oeuvre dans l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8) Conventions</text:p>
      <text:p text:style-name="P1"><text:span text:style-name="T1"><text:tab/></text:span><text:span text:style-name="T12">8.1) Code couleur</text:span></text:p>
      <text:p text:style-name="P19"><text:tab/><text:tab/>Indiquer le/les code(s) couleur utiliser</text:p>
      <text:p text:style-name="P19"><text:tab/><text:tab/>On peut rajouter ici l'ensemble des logos de base devant être utilisé avec leur <text:tab/><text:tab/><text:tab/><text:tab/>description</text:p>
      <text:p text:style-name="P2"><text:tab/><text:span text:style-name="T9">8.2) Convention de nommage</text:span></text:p>
      <text:p text:style-name="P19"><text:tab/><text:tab/>Préciser la/les convention(s) de nommage utilisé pour réaliser le code du projet</text:p>
      <text:p text:style-name="P2"><text:tab/><text:span text:style-name="T9">8.3) Hierarchie du projet</text:span></text:p>
      <text:p text:style-name="P19"><text:tab/><text:tab/>Indiquer la hiérarchie du projet (arborescences utilisées)</text:p>
      <text:p text:style-name="P18"><text:tab/><text:span text:style-name="T9">8.4) Description de l'environnement de développement</text:span></text:p>
      <text:p text:style-name="P19"><text:tab/><text:tab/>Décrire l'ensemble des machines, logiciels, outils devant être utilisé pour réaliser le <text:tab/><text:tab/><text:tab/>projet ainsi que leur fonctionnalitées dans le projet (exemple: Wamp, GIT, <text:tab/><text:tab/><text:tab/>IDE)</text:p>
      <text:p text:style-name="P2"/>
      <text:p text:style-name="P23">9) Maquettage</text:p>
      <text:p text:style-name="P2"><text:tab/><text:span text:style-name="T9">9.1) Wireframe</text:span></text:p>
      <text:p text:style-name="P20"><text:tab/><text:tab/>Maquette de placement pour identifier l'agencement de vos éléments à l'écran</text:p>
      <text:p text:style-name="P2"><text:tab/><text:span text:style-name="T9">9.2) Mockup</text:span></text:p>
      <text:p text:style-name="P20"><text:tab/><text:tab/>Maquette réaliste afin de donner unn aperçu de se qui sera réalisé</text:p>
      <text:p text:style-name="P2"/>
      <text:p text:style-name="P22"><text:span text:style-name="T14">10</text:span>) Délais</text:p>
      <text:p text:style-name="P1"><text:span text:style-name="T2"><text:tab/></text:span><text:span text:style-name="T13">10.1) Récapitulatif</text:span></text:p>
      <text:p text:style-name="P21"><text:tab/><text:tab/>Indiquer rapidement les informations des différentes dates de livraison ainsi que le <text:tab/><text:tab/><text:tab/>contenu de se qui doit être livré</text:p>
      <text:p text:style-name="P1"><text:span text:style-name="T2"><text:tab/></text:span><text:span text:style-name="T13">10.2) Gantt</text:span></text:p>
      <text:p text:style-name="P21"><text:tab/><text:tab/>Présentation de votre planning de projet avec vos durées d'avancement à jour</text:p>
      <text:p text:style-name="P21"/>
      <text:p text:style-name="P24">L'ensemble des pages du cahier des charges doivent à minima contenir un pied de page avec le numéro de la page courante ainsi que le logo de votre société, le logo de l'école le nom et prénom du rédacteur ainsi que la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43S</meta:editing-duration>
    <meta:editing-cycles>40</meta:editing-cycles>
    <meta:generator>LibreOffice/4.4.5.2$Windows_x86 LibreOffice_project/a22f674fd25a3b6f45bdebf25400ed2adff0ff99</meta:generator>
    <dc:date>2016-03-30T11:40:58.812000000</dc:date>
    <meta:document-statistic meta:table-count="1" meta:image-count="0" meta:object-count="0" meta:page-count="3" meta:paragraph-count="87" meta:word-count="680" meta:character-count="4571" meta:non-whitespace-character-count="3832"/>
    <meta:user-defined meta:name="Info 1"/>
    <meta:user-defined meta:name="Info 2"/>
    <meta:user-defined meta:name="Info 3"/>
    <meta:user-defined meta:name="Info 4"/>
  </office:meta>
</office:document-meta>
</file>